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531d" officeooo:paragraph-rsid="0022d495"/>
    </style:style>
    <style:style style:name="P2" style:family="paragraph" style:parent-style-name="Standard">
      <style:text-properties officeooo:paragraph-rsid="0022d495"/>
    </style:style>
    <style:style style:name="P3" style:family="paragraph" style:parent-style-name="Standard">
      <style:text-properties officeooo:paragraph-rsid="0023c00f"/>
    </style:style>
    <style:style style:name="P4" style:family="paragraph" style:parent-style-name="Standard">
      <style:text-properties officeooo:rsid="0026e0ba" officeooo:paragraph-rsid="0026e0ba"/>
    </style:style>
    <style:style style:name="P5" style:family="paragraph" style:parent-style-name="Standard">
      <style:text-properties officeooo:paragraph-rsid="0027322c"/>
    </style:style>
    <style:style style:name="P6" style:family="paragraph" style:parent-style-name="Standard" style:master-page-name="Standard">
      <style:paragraph-properties style:page-number="auto"/>
      <style:text-properties officeooo:paragraph-rsid="0022d495"/>
    </style:style>
    <style:style style:name="T1" style:family="text">
      <style:text-properties style:text-position="super 58%"/>
    </style:style>
    <style:style style:name="T2" style:family="text">
      <style:text-properties fo:color="#800000"/>
    </style:style>
    <style:style style:name="T3" style:family="text">
      <style:text-properties officeooo:rsid="00235683"/>
    </style:style>
    <style:style style:name="T4" style:family="text">
      <style:text-properties officeooo:rsid="0023c00f"/>
    </style:style>
    <style:style style:name="T5" style:family="text">
      <style:text-properties officeooo:rsid="002732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pervisor:</text:p>
      <text:p text:style-name="P2">Michael Schaten</text:p>
      <text:p text:style-name="P2"/>
      <text:p text:style-name="P2">Team Students:</text:p>
      <text:p text:style-name="P2">Demming, Simon (Team Contact Person), <text:span text:style-name="T5">BSc. (?)</text:span>Computer Science, 6<text:span text:style-name="T1">th</text:span> semester</text:p>
      <text:p text:style-name="P5">Langenberg, Jonas, <text:span text:style-name="T5">BSc. </text:span>Computer Science, 7<text:span text:style-name="T1">th</text:span> semester</text:p>
      <text:p text:style-name="P5">Hesse, Stefan, <text:span text:style-name="T5">BSc. </text:span>Computer Science, 6<text:span text:style-name="T1">th</text:span> semester</text:p>
      <text:p text:style-name="P5">Goldap, Phillip, <text:span text:style-name="T5">BSc. </text:span>Computer Science, 6<text:span text:style-name="T1">th</text:span> semester</text:p>
      <text:p text:style-name="P2"/>
      <text:p text:style-name="P2">Abstract:</text:p>
      <text:p text:style-name="P2">Target Groups:</text:p>
      <text:p text:style-name="P2">Partially sighted persons, Persons with cognitive disabilities, Persons with mobility disabilities, elderly persons, Persons with limited technical knowledge</text:p>
      <text:p text:style-name="P2"/>
      <text:p text:style-name="P2">Problem:</text:p>
      <text:p text:style-name="P2">E-mail is the most important application to exchange information with other internet users. Unfortunately the web clients of most E-mail service providers show a complex user interface design (e.g. different parallel functional units and hard to understand vocabulary). In addition regularly technical problems occur due to non-standard or browser-specific software solutions (e.g. Flash, Silverlight or JavaScript)</text:p>
      <text:p text:style-name="P2"/>
      <text:p text:style-name="P2">Challenge Factors &amp; Impact:</text:p>
      <text:p text:style-name="P2">The challenge is to create a good looking, yet easily usable interface for everybody. Our approach is meant to meet the principles of universal design and hence, allow all people access to E-Mail, even if the service provider’s existing webmail interface is hard to understand and use. The application is intended to be fully accessible by screenreaders (e.g. Open Source “nvda reader”).</text:p>
      <text:p text:style-name="P2"/>
      <text:p text:style-name="P2">State of the Art &amp; Other Approaches:</text:p>
      <text:p text:style-name="P2">The web interfaces of e-mail providers are typically overwhelming due to their offered functionality and design and in conclusion they are not user-friendly. Furthermore they do not consist of any alternative options or help addressing the specific needs of people with disabilities. In conclusion it is for example difficult for screenreaders to properly interpret the dynamic source code of the websites.</text:p>
      <text:p text:style-name="P2"/>
      <text:p text:style-name="P2">New Ideas &amp; Development planned:</text:p>
      <text:p text:style-name="P2">The universal design of the intended application is its main feature. It can also handle various contacts <text:span text:style-name="T3">in an accessible address book.</text:span></text:p>
      <text:p text:style-name="P2"/>
      <text:p text:style-name="P2">Framework:</text:p>
      <text:p text:style-name="P2">Project Schedule:</text:p>
      <text:p text:style-name="P2">There are several basic functions that need to be implemented. The contact list of associated names, addresses and other details, an import/export functionality for contacts from other sources in a standardized format, the communication with the mail server via SMTP/IMAP/POP3, data model and, most importantly, the graphical user interface.</text:p>
      <text:p text:style-name="P2">The software development follows the typical structure of software engineering with different phases included. The project plan emphasizes flexibility, since all participating students ought to study besides working on the project. Basic steps are the implementation of the GUI as a first step by two students, while the other two focus on the data model design and the communication protocol between the resulting mail client and different mail servers.</text:p>
      <text:p text:style-name="P2"/>
      <text:p text:style-name="P2">Platform/Infrastructure/Manpower used/serviced:</text:p>
      <text:p text:style-name="P2">The version control used is git with a server available from github. Communication is mainly based <text:soft-page-break/>on e-mail, skype conferences and personal contact.</text:p>
      <text:p text:style-name="P2"/>
      <text:p text:style-name="P2">Validation, User Involvement and Sustainability:</text:p>
      <text:p text:style-name="P2">Testing routines:</text:p>
      <text:p text:style-name="P2">Unit tests ensure the functionality of the program. Tests executed by friends and family will give an objective view on the usability <text:span text:style-name="T4">of the software. The planning for this phase is not finished, though the design is intended to be user centered. Thus, the project implementation will have an iterative character. </text:span></text:p>
      <text:p text:style-name="P2"/>
      <text:p text:style-name="P2">User involvement:</text:p>
      <text:p text:style-name="P3">Elderly people as one of the main target groups will be involved in the testing routines. <text:span text:style-name="T4">We are in contact with various potential testers. </text:span></text:p>
      <text:p text:style-name="P2"/>
      <text:p text:style-name="P2">Sustainability:</text:p>
      <text:p text:style-name="P2">The open source character of the program gives everybody the possibility to contribute to the project. Maybe the git repository will be published after the presentation and custom patches and additional features may be added by any community, e.g. communities active for accessible software. The usage of the kivy framework also makes the whole application easily configured for mobile devices.</text:p>
      <text:p text:style-name="P1"/>
      <text:p text:style-name="P4">Project Schedule in attached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19:53:19.766995202</meta:creation-date>
    <dc:date>2014-05-27T01:23:20.547448217</dc:date>
    <meta:editing-duration>PT17M1S</meta:editing-duration>
    <meta:editing-cycles>10</meta:editing-cycles>
    <meta:generator>LibreOffice/4.2.3.3$Linux_X86_64 LibreOffice_project/420m0$Build-3</meta:generator>
    <meta:document-statistic meta:table-count="0" meta:image-count="0" meta:object-count="0" meta:page-count="2" meta:paragraph-count="32" meta:word-count="571" meta:character-count="3896" meta:non-whitespace-character-count="3355"/>
  </office:meta>
</office:document-meta>
</file>